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4BC4EAB1BEAE4B7443.png" manifest:media-type="image/png"/>
  <manifest:file-entry manifest:full-path="Pictures/100000000000002000000020B2FF2A327EABC87D.png" manifest:media-type="image/png"/>
  <manifest:file-entry manifest:full-path="Pictures/10000201000004B000000351613F462EC45456F9.png" manifest:media-type="image/png"/>
  <manifest:file-entry manifest:full-path="Pictures/2000001900003BC900003BC9FCFF4C2CD94FD5D3.svm" manifest:media-type=""/>
  <manifest:file-entry manifest:full-path="Pictures/1000020100000126000001255C8A08720A09B8FA.png" manifest:media-type="image/png"/>
  <manifest:file-entry manifest:full-path="Pictures/10000201000000470000004742A0A38CA938DC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423cm" fo:min-width="12.218cm"/>
    </style:style>
    <style:style style:name="gr3" style:family="graphic" style:parent-style-name="text">
      <style:graphic-properties fo:min-height="1.102cm" fo:min-width="7.664cm"/>
    </style:style>
    <style:style style:name="gr4" style:family="graphic" style:parent-style-name="Small_20_Text">
      <style:graphic-properties fo:min-height="0.945cm" fo:min-width="7.673cm"/>
    </style:style>
    <style:style style:name="gr5" style:family="graphic" style:parent-style-name="License_20_Info">
      <style:graphic-properties fo:min-height="1.161cm" fo:min-width="25.893cm"/>
    </style:style>
    <style:style style:name="gr6" style:family="graphic" style:parent-style-name="Presentation_20_Title">
      <style:graphic-properties fo:min-height="2.838cm" fo:min-width="23.83cm"/>
    </style:style>
    <style:style style:name="gr7" style:family="graphic">
      <style:graphic-properties style:protect="size"/>
    </style:style>
    <style:style style:name="gr8" style:family="graphic" style:parent-style-name="Email_20_address">
      <style:graphic-properties fo:min-height="1.267cm" fo:min-width="18.215cm"/>
    </style:style>
    <style:style style:name="gr9" style:family="graphic" style:parent-style-name="text">
      <style:graphic-properties fo:min-height="1.026cm" fo:min-width="5.489cm"/>
    </style:style>
    <style:style style:name="pr1" style:family="presentation" style:parent-style-name="Fedora-subtitle">
      <style:graphic-properties draw:fill-color="#ffffff" fo:min-height="2.863cm"/>
    </style:style>
    <style:style style:name="pr2" style:family="presentation" style:parent-style-name="Fedora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2">
      <style:graphic-properties fo:min-height="15.837cm"/>
    </style:style>
    <style:style style:name="pr5" style:family="presentation" style:parent-style-name="Fedora-outline1">
      <style:graphic-properties fo:min-height="13.609cm"/>
    </style:style>
    <style:style style:name="pr6" style:family="presentation" style:parent-style-name="Default-title">
      <style:graphic-properties fo:min-height="3.468cm" fo:min-width="26.17cm"/>
    </style:style>
    <style:style style:name="pr7" style:family="presentation" style:parent-style-name="Default-notes">
      <style:graphic-properties draw:fill-color="#ffffff" draw:auto-grow-height="true" fo:min-height="12.573cm" fo:min-width="16.7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83caff" fo:font-size="40pt" style:font-size-asian="40pt" style:font-size-complex="4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text-properties style:font-name="Droid Sans3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style:font-name="Comfortaa5" fo:font-size="72pt" style:font-size-asian="72pt" style:font-size-complex="72pt"/>
    </style:style>
    <style:style style:name="T7" style:family="text">
      <style:text-properties style:font-name="Cantarell" fo:font-weight="normal" style:font-weight-asian="normal" style:font-weight-complex="normal"/>
    </style:style>
    <style:style style:name="T8" style:family="text">
      <style:text-properties style:font-name="Droid Sans3" fo:font-weight="normal" style:font-weight-asian="normal" style:font-weight-complex="normal"/>
    </style:style>
    <style:style style:name="T9" style:family="text">
      <style:text-properties style:font-name="Droid Sans3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88pt" style:font-size-asian="88pt" style:font-size-complex="88pt"/>
    </style:style>
    <style:style style:name="T12" style:family="text">
      <style:text-properties style:font-name="Droid Sans3" fo:font-size="14pt" style:font-size-asian="14pt" style:font-size-complex="14pt"/>
    </style:style>
    <style:style style:name="T13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image text:level="1" xlink:href="Pictures/10000201000000470000004742A0A38CA938DCDF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2A0A38CA938DCDF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2A0A38CA938DCDF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2A0A38CA938DCDF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2A0A38CA938DCDF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2A0A38CA938DCDF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2A0A38CA938DCDF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2A0A38CA938DCDF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2A0A38CA938DCDF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2A0A38CA938DCDF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6">
      <text:list-level-style-image text:level="1" xlink:href="Pictures/10000201000000470000004742A0A38CA938DCDF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2A0A38CA938DCDF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42A0A38CA938DCDF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42A0A38CA938DCDF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42A0A38CA938DCDF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42A0A38CA938DCDF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42A0A38CA938DCDF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42A0A38CA938DCDF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42A0A38CA938DCDF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42A0A38CA938DCDF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FCFF4C2CD94FD5D3.svm" xlink:type="simple" xlink:show="embed" xlink:actuate="onLoad">
            <text:p/>
          </draw:image>
        </draw:frame>
        <draw:frame presentation:style-name="pr1" draw:text-style-name="P3" draw:layer="layout" svg:width="22.789cm" svg:height="2.863cm" svg:x="1.659cm" svg:y="9.992cm" presentation:class="subtitle" presentation:user-transformed="true">
          <draw:text-box>
            <text:p text:style-name="P2"><text:span text:style-name="T1">Introducción a Vagrant </text:span><text:span text:style-name="T1">sobre Fedora</text:span></text:p>
          </draw:text-box>
        </draw:frame>
        <draw:frame draw:style-name="gr2" draw:text-style-name="P4" draw:layer="layout" svg:width="12.718cm" svg:height="1.673cm" svg:x="5.18cm" svg:y="14.33cm">
          <draw:text-box>
            <text:p><text:span text:style-name="T2">Ariel O. Barría</text:span></text:p>
          </draw:text-box>
        </draw:frame>
        <draw:frame draw:style-name="gr3" draw:text-style-name="P5" draw:layer="layout" svg:width="8.164cm" svg:height="1.352cm" svg:x="4.273cm" svg:y="13.308cm">
          <draw:text-box>
            <text:p><text:span text:style-name="T3">Presentado por:</text:span></text:p>
          </draw:text-box>
        </draw:frame>
        <draw:frame draw:style-name="gr4" draw:layer="layout" svg:width="8.173cm" svg:height="1.195cm" svg:x="5.062cm" svg:y="15.675cm">
          <draw:text-box>
            <text:p><text:span text:style-name="T4">.</text:span></text:p>
          </draw:text-box>
        </draw:frame>
        <draw:frame draw:style-name="gr5" draw:layer="layout" svg:width="29.552cm" svg:height="1.411cm" svg:x="-0.487cm" svg:y="19.385cm">
          <draw:text-box>
            <text:p text:style-name="P2"><text:span text:style-name="T5">License statement goes here. See </text:span><text:span text:style-name="T5"><text:a xlink:href="https://fedoraproject.org/wiki/Licensing#Content_Licenses" xlink:type="simple">https://fedoraproject.org/wiki/Licensing#Content_Licenses</text:a></text:span><text:span text:style-name="T5"> for </text:span><text:span text:style-name="T5">acceptable licenses.</text:span></text:p>
            <text:p/>
          </draw:text-box>
        </draw:frame>
        <draw:frame draw:style-name="gr6" draw:layer="layout" svg:width="24.33cm" svg:height="3.088cm" svg:x="0.635cm" svg:y="7.072cm">
          <draw:text-box>
            <text:p><text:span text:style-name="T6">Vagran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Today's Topics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item>
                <text:p><text:span text:style-name="T7"><text:s/></text:span><text:span text:style-name="T8">¿Qué es Vagrant?</text:span></text:p>
              </text:list-item>
            </text:list>
            <text:list text:style-name="L2">
              <text:list-item>
                <text:p><text:span text:style-name="T8"><text:s/></text:span><text:span text:style-name="T8">¿Por qué Vagrant?</text:span></text:p>
              </text:list-item>
              <text:list-item>
                <text:p><text:span text:style-name="T8"><text:s text:c="2"/></text:span><text:span text:style-name="T8">¿Como instalar vagrant?</text:span></text:p>
              </text:list-item>
              <text:list-item>
                <text:p><text:span text:style-name="T8"><text:s/></text:span><text:span text:style-name="T8">Comandos básicos.</text:span></text:p>
              </text:list-item>
              <text:list-item>
                <text:p><text:span text:style-name="T8"><text:s/></text:span><text:span text:style-name="T8">Demo.</text:span></text:p>
              </text:list-item>
            </text:list>
            <text:list text:style-name="L4">
              <text:list-item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9">¿Que es Vagrant?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5cm" presentation:class="title" presentation:user-transformed="true">
          <draw:text-box>
            <text:p text:style-name="P8">Details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6">
              <text:list-item>
                <text:p>¿Por qué Vagrant?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5cm" presentation:class="title" presentation:user-transformed="true">
          <draw:text-box>
            <text:p text:style-name="P8">Details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6">
              <text:list-item>
                <text:p>Instalación de Vagrant</text:p>
              </text:list-item>
              <text:list-item>
                <text:p><text:s text:c="4"/>$ sudo dnf install @vagrant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5cm" presentation:class="title" presentation:user-transformed="true">
          <draw:text-box>
            <text:p text:style-name="P8">Details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9">vagrant add box nombrecaja</text:span></text:p>
              </text:list-item>
              <text:list-item>
                <text:p><text:span text:style-name="T9">vagrant up –</text:span><text:span text:style-name="T9">provider=nombreproveedor</text:span></text:p>
              </text:list-item>
              <text:list-item>
                <text:p><text:span text:style-name="T9">vagrant provision</text:span></text:p>
              </text:list-item>
              <text:list-item>
                <text:p><text:span text:style-name="T9">vagrant ssh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5cm" presentation:class="title" presentation:user-transformed="true">
          <draw:text-box>
            <text:p text:style-name="P8">Details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6" draw:layer="layout" svg:width="26.67cm" svg:height="3.468cm" svg:x="0.524cm" svg:y="7.092cm" presentation:class="title" presentation:user-transformed="true">
          <draw:text-box>
            <text:p><text:span text:style-name="T10">Preguntas</text:span><text:span text:style-name="T11">?</text:span></text:p>
          </draw:text-box>
        </draw:frame>
        <draw:frame draw:style-name="gr5" draw:text-style-name="P2" draw:layer="layout" svg:width="29.552cm" svg:height="1.411cm" svg:x="-0.691cm" svg:y="19.225cm">
          <draw:text-box>
            <text:p text:style-name="P2"><text:span text:style-name="T12">License statement goes here. See </text:span><text:span text:style-name="T12"><text:a xlink:href="https://fedoraproject.org/wiki/Licensing#Content_Licenses" xlink:type="simple">https://fedoraproject.org/wiki/Licensing#Content_Licenses</text:a></text:span><text:span text:style-name="T12"> for </text:span><text:span text:style-name="T12">acceptable licenses.</text:span></text:p>
            <text:p/>
          </draw:text-box>
        </draw:frame>
        <draw:frame draw:style-name="gr8" draw:text-style-name="P10" draw:layer="layout" svg:width="18.715cm" svg:height="2.555cm" svg:x="5.921cm" svg:y="16.798cm">
          <draw:text-box>
            <text:p text:style-name="P8"><text:span text:style-name="T13"><text:a xlink:href="mailto:arielb@fedoraproject.org" xlink:type="simple">arielb@fedoraproject.org</text:a></text:span></text:p>
            <text:p text:style-name="P8"><text:span text:style-name="T13">ariel.barria@gmail.com</text:span></text:p>
          </draw:text-box>
        </draw:frame>
        <draw:frame draw:style-name="gr9" draw:layer="layout" svg:width="5.989cm" svg:height="1.276cm" svg:x="5.915cm" svg:y="15.875cm">
          <draw:text-box>
            <text:p><text:span text:style-name="T14">Contact:</text:span></text:p>
          </draw:text-box>
        </draw:frame>
        <draw:frame draw:style-name="gr1" draw:text-style-name="P1" draw:layer="layout" svg:width="3.175cm" svg:height="3.119cm" svg:x="2.399cm" svg:y="15.455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613F462EC45456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42A0A38CA938DCDF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2A0A38CA938DCDF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2A0A38CA938DCDF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2A0A38CA938DCDF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2A0A38CA938DCDF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2A0A38CA938DCDF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2A0A38CA938DCDF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2A0A38CA938DCDF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2A0A38CA938DCDF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2A0A38CA938DCDF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5C8A08720A09B8FA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C4EAB1BEAE4B744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9T15:18:23.025525863</meta:creation-date>
    <meta:editing-duration>PT2H14M56S</meta:editing-duration>
    <meta:editing-cycles>16</meta:editing-cycles>
    <meta:generator>LibreOffice/5.1.5.2$Linux_X86_64 LibreOffice_project/10$Build-2</meta:generator>
    <dc:title>fedora-designninja-presentation-template-rev3.otp</dc:title>
    <dc:date>2016-08-05T10:34:27.558672305</dc:date>
    <meta:document-statistic meta:object-count="68"/>
  </office:meta>
</office:document-meta>
</file>